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81cm" svg:stroke-color="#000000" draw:marker-start="" draw:marker-start-width="0.321cm" draw:marker-end="" draw:marker-end-width="0.321cm" svg:stroke-opacity="100%" draw:fill-color="#ffffff" draw:textarea-horizontal-align="justify" draw:textarea-vertical-align="middle" draw:auto-grow-height="false" fo:min-height="0.934cm" fo:min-width="6.584cm" fo:padding-top="0.165cm" fo:padding-bottom="0.165cm" fo:padding-left="0.29cm" fo:padding-right="0.29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5.616cm" fo:min-width="11.066cm"/>
    </style:style>
    <style:style style:name="gr3" style:family="graphic" style:parent-style-name="standard" style:list-style-name="L1">
      <style:graphic-properties draw:stroke="dash" draw:stroke-dash="Fine_20_Dashed" svg:stroke-width="0.081cm" svg:stroke-color="#000000" draw:marker-start="" draw:marker-start-width="0.321cm" draw:marker-end="" draw:marker-end-width="0.321cm" svg:stroke-opacity="100%" draw:fill-color="#ffffff" draw:textarea-horizontal-align="justify" draw:textarea-vertical-align="middle" draw:auto-grow-height="false" fo:min-height="4.272cm" fo:min-width="11.222cm" fo:padding-top="0.165cm" fo:padding-bottom="0.165cm" fo:padding-left="0.29cm" fo:padding-right="0.29cm"/>
    </style:style>
    <style:style style:name="gr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1.939cm" fo:min-width="0cm"/>
    </style:style>
    <style:style style:name="gr6" style:family="graphic" style:parent-style-name="standard">
      <style:graphic-properties draw:stroke="solid" svg:stroke-width="0.159cm" svg:stroke-color="#000000" draw:marker-start-width="0.437cm" draw:marker-end-width="0.437cm" draw:fill-color="#ffffff" draw:textarea-horizontal-align="justify" draw:textarea-vertical-align="middle" draw:auto-grow-height="false" fo:min-height="1.094cm" fo:min-width="3.344cm" fo:padding-top="0.203cm" fo:padding-bottom="0.203cm" fo:padding-left="0.328cm" fo:padding-right="0.328cm"/>
    </style:style>
    <style:style style:name="gr7" style:family="graphic" style:parent-style-name="objectwithoutfill">
      <style:graphic-properties svg:stroke-color="#000000" draw:fill="solid" draw:textarea-vertical-align="midd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3.723cm" fo:min-width="11.272cm"/>
    </style:style>
    <style:style style:name="gr9" style:family="graphic" style:parent-style-name="standard" style:list-style-name="L1">
      <style:graphic-properties draw:stroke="dash" draw:stroke-dash="Fine_20_Dashed" svg:stroke-width="0.081cm" svg:stroke-color="#000000" draw:marker-start="" draw:marker-start-width="0.321cm" draw:marker-end="" draw:marker-end-width="0.321cm" svg:stroke-opacity="100%" draw:fill-color="#ffffff" draw:textarea-horizontal-align="justify" draw:textarea-vertical-align="middle" draw:auto-grow-height="false" fo:min-height="2.468cm" fo:min-width="11.218cm" fo:padding-top="0.165cm" fo:padding-bottom="0.165cm" fo:padding-left="0.29cm" fo:padding-right="0.29cm"/>
    </style:style>
    <style:style style:name="gr10" style:family="graphic" style:parent-style-name="standard">
      <style:graphic-properties draw:stroke="solid" svg:stroke-width="0.159cm" svg:stroke-color="#000000" draw:marker-start-width="0.437cm" draw:marker-end-width="0.437cm" draw:fill-color="#ffffff" draw:textarea-horizontal-align="justify" draw:textarea-vertical-align="middle" draw:auto-grow-height="false" fo:min-height="1.894cm" fo:min-width="3.644cm" fo:padding-top="0.203cm" fo:padding-bottom="0.203cm" fo:padding-left="0.328cm" fo:padding-right="0.328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2.551cm" fo:min-width="0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3.541cm" fo:min-width="11.29cm"/>
    </style:style>
    <style:style style:name="gr13" style:family="graphic" style:parent-style-name="standard" style:list-style-name="L1">
      <style:graphic-properties draw:stroke="dash" draw:stroke-dash="Fine_20_Dashed" svg:stroke-width="0.081cm" svg:stroke-color="#000000" draw:marker-start="" draw:marker-start-width="0.321cm" draw:marker-end="" draw:marker-end-width="0.321cm" svg:stroke-opacity="100%" draw:fill-color="#ffffff" draw:textarea-horizontal-align="justify" draw:textarea-vertical-align="middle" draw:auto-grow-height="false" fo:min-height="1.575cm" fo:min-width="8.014cm" fo:padding-top="0.165cm" fo:padding-bottom="0.165cm" fo:padding-left="0.29cm" fo:padding-right="0.29cm"/>
    </style:style>
    <style:style style:name="gr14" style:family="graphic" style:parent-style-name="standard">
      <style:graphic-properties draw:stroke="solid" svg:stroke-width="0.159cm" svg:stroke-color="#000000" draw:marker-start-width="0.437cm" draw:marker-end-width="0.437cm" draw:fill-color="#ffffff" draw:textarea-horizontal-align="justify" draw:textarea-vertical-align="middle" draw:auto-grow-height="false" fo:min-height="2.294cm" fo:min-width="3.644cm" fo:padding-top="0.203cm" fo:padding-bottom="0.203cm" fo:padding-left="0.328cm" fo:padding-right="0.328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105cm" fo:min-width="6.154cm"/>
    </style:style>
    <style:style style:name="gr16" style:family="graphic" style:parent-style-name="standard">
      <style:graphic-properties draw:stroke="solid" svg:stroke-width="0.159cm" svg:stroke-color="#000000" draw:marker-start-width="0.437cm" draw:marker-end-width="0.437cm" draw:fill-color="#ffffff" draw:textarea-horizontal-align="justify" draw:textarea-vertical-align="middle" draw:auto-grow-height="false" fo:min-height="2.994cm" fo:min-width="4.044cm" fo:padding-top="0.203cm" fo:padding-bottom="0.203cm" fo:padding-left="0.328cm" fo:padding-right="0.328cm"/>
    </style:style>
    <style:style style:name="gr17" style:family="graphic" style:parent-style-name="Text_20_A4">
      <style:graphic-properties draw:stroke="none" draw:fill="none" fo:min-height="0.709cm"/>
    </style:style>
    <style:style style:name="gr18" style:family="graphic" style:parent-style-name="standard">
      <style:graphic-properties draw:stroke="dash" draw:stroke-dash="Fine_20_Dashed" svg:stroke-width="0.081cm" svg:stroke-color="#000000" draw:marker-start="" draw:marker-start-width="0.321cm" draw:marker-end="" draw:marker-end-width="0.321cm" svg:stroke-opacity="100%" draw:fill-color="#ffffff" draw:textarea-horizontal-align="justify" draw:textarea-vertical-align="middle" draw:auto-grow-height="false" fo:min-height="0.934cm" fo:min-width="6.984cm" fo:padding-top="0.165cm" fo:padding-bottom="0.165cm" fo:padding-left="0.29cm" fo:padding-right="0.29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4.172cm" fo:min-width="11.222cm"/>
    </style:style>
    <style:style style:name="gr20" style:family="graphic" style:parent-style-name="standard">
      <style:graphic-properties draw:stroke="solid" svg:stroke-width="0.159cm" svg:stroke-color="#000000" draw:marker-start-width="0.437cm" draw:marker-end-width="0.437cm" draw:fill-color="#ffffff" draw:textarea-horizontal-align="justify" draw:textarea-vertical-align="middle" draw:auto-grow-height="false" fo:min-height="0.894cm" fo:min-width="4.044cm" fo:padding-top="0.203cm" fo:padding-bottom="0.203cm" fo:padding-left="0.328cm" fo:padding-right="0.328cm"/>
    </style:style>
    <style:style style:name="gr21" style:family="graphic" style:parent-style-name="Text_20_A4">
      <style:graphic-properties draw:textarea-horizontal-align="justify" draw:textarea-vertical-align="middle" draw:auto-grow-height="false" fo:min-height="0.8cm" fo:min-width="0.8cm"/>
    </style:style>
    <style:style style:name="gr22" style:family="graphic" style:parent-style-name="objectwithoutfill">
      <style:graphic-properties svg:stroke-width="0.212cm" svg:stroke-color="#0000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23" style:family="graphic" style:parent-style-name="Text_20_A4">
      <style:graphic-properties draw:stroke="none" svg:stroke-color="#000000" draw:fill="none" draw:fill-color="#ffffff" fo:min-height="0.8cm"/>
    </style:style>
    <style:style style:name="gr24" style:family="graphic" style:parent-style-name="standard">
      <style:graphic-properties draw:stroke="solid" svg:stroke-width="0.159cm" svg:stroke-color="#000000" draw:marker-start-width="0.437cm" draw:marker-end-width="0.437cm" draw:fill-color="#ffffff" draw:textarea-horizontal-align="justify" draw:textarea-vertical-align="middle" draw:auto-grow-height="false" fo:min-height="2.994cm" fo:min-width="3.744cm" fo:padding-top="0.203cm" fo:padding-bottom="0.203cm" fo:padding-left="0.328cm" fo:padding-right="0.328cm"/>
    </style:style>
    <style:style style:name="gr25" style:family="graphic" style:parent-style-name="standard">
      <style:graphic-properties draw:stroke="solid" svg:stroke-width="0.159cm" svg:stroke-color="#b2b2b2" draw:marker-start-width="0.437cm" draw:marker-end-width="0.437cm" draw:fill-color="#ffffff" draw:textarea-horizontal-align="justify" draw:textarea-vertical-align="middle" draw:auto-grow-height="false" fo:min-height="1.094cm" fo:min-width="3.744cm" fo:padding-top="0.203cm" fo:padding-bottom="0.203cm" fo:padding-left="0.328cm" fo:padding-right="0.328cm"/>
    </style:style>
    <style:style style:name="gr26" style:family="graphic" style:parent-style-name="Text_20_A4">
      <style:graphic-properties draw:stroke="none" svg:stroke-color="#000000" draw:fill="none" draw:fill-color="#ffffff" fo:min-height="1cm"/>
    </style:style>
    <style:style style:name="gr27" style:family="graphic" style:parent-style-name="Text_20_A4">
      <style:graphic-properties draw:stroke="none" svg:stroke-color="#000000" draw:fill="none" draw:fill-color="#ffffff" fo:min-height="1.127cm"/>
    </style:style>
    <style:style style:name="gr28" style:family="graphic" style:parent-style-name="standard">
      <style:graphic-properties draw:stroke="dash" draw:stroke-dash="Fine_20_Dashed" svg:stroke-width="0.081cm" svg:stroke-color="#b2b2b2" draw:marker-start="" draw:marker-start-width="0.321cm" draw:marker-end="" draw:marker-end-width="0.321cm" svg:stroke-opacity="100%" draw:fill-color="#ffffff" draw:textarea-horizontal-align="justify" draw:textarea-vertical-align="middle" draw:auto-grow-height="false" fo:min-height="0.934cm" fo:min-width="6.984cm" fo:padding-top="0.165cm" fo:padding-bottom="0.165cm" fo:padding-left="0.29cm" fo:padding-right="0.29cm"/>
    </style:style>
    <style:style style:name="gr29" style:family="graphic" style:parent-style-name="standard">
      <style:graphic-properties svg:stroke-color="#b2b2b2" draw:fill-color="#ffffff" draw:textarea-horizontal-align="justify" draw:textarea-vertical-align="middle" draw:auto-grow-height="false" fo:min-height="1.014cm" fo:min-width="4.864cm"/>
    </style:style>
    <style:style style:name="gr30" style:family="graphic" style:parent-style-name="objectwithoutfill">
      <style:graphic-properties svg:stroke-color="#b2b2b2" draw:marker-end="Arrow" draw:marker-end-width="0.3cm" draw:fill="solid" draw:textarea-vertical-align="middle"/>
    </style:style>
    <style:style style:name="gr31" style:family="graphic" style:parent-style-name="objectwithoutfill">
      <style:graphic-properties svg:stroke-width="0.212cm" svg:stroke-color="#b2b2b2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32" style:family="graphic" style:parent-style-name="standard">
      <style:graphic-properties svg:stroke-color="#b2b2b2" draw:fill-color="#ffffff" draw:textarea-horizontal-align="justify" draw:textarea-vertical-align="middle" draw:auto-grow-height="false" fo:min-height="2.368cm" fo:min-width="8.918cm"/>
    </style:style>
    <style:style style:name="gr33" style:family="graphic" style:parent-style-name="standard" style:list-style-name="L1">
      <style:graphic-properties draw:stroke="dash" draw:stroke-dash="Fine_20_Dashed" svg:stroke-width="0.081cm" svg:stroke-color="#b2b2b2" draw:marker-start="" draw:marker-start-width="0.321cm" draw:marker-end="" draw:marker-end-width="0.321cm" svg:stroke-opacity="100%" draw:fill-color="#ffffff" draw:textarea-horizontal-align="justify" draw:textarea-vertical-align="middle" draw:auto-grow-height="false" fo:min-height="0.664cm" fo:min-width="13.114cm" fo:padding-top="0.165cm" fo:padding-bottom="0.165cm" fo:padding-left="0.29cm" fo:padding-right="0.29cm"/>
    </style:style>
    <style:style style:name="gr34" style:family="graphic" style:parent-style-name="standard" style:list-style-name="L1">
      <style:graphic-properties draw:stroke="dash" draw:stroke-dash="Fine_20_Dashed" svg:stroke-width="0.081cm" svg:stroke-color="#b2b2b2" draw:marker-start="" draw:marker-start-width="0.321cm" draw:marker-end="" draw:marker-end-width="0.321cm" svg:stroke-opacity="100%" draw:fill-color="#ffffff" draw:textarea-horizontal-align="justify" draw:textarea-vertical-align="middle" draw:auto-grow-height="false" fo:min-height="0.754cm" fo:min-width="12.104cm" fo:padding-top="0.165cm" fo:padding-bottom="0.165cm" fo:padding-left="0.29cm" fo:padding-right="0.29cm"/>
    </style:style>
    <style:style style:name="gr35" style:family="graphic" style:parent-style-name="standard">
      <style:graphic-properties svg:stroke-color="#b2b2b2" draw:fill-color="#b2b2b2" draw:textarea-horizontal-align="justify" draw:textarea-vertical-align="middle" draw:auto-grow-height="false" fo:min-height="0.714cm" fo:min-width="0cm"/>
    </style:style>
    <style:style style:name="gr36" style:family="graphic" style:parent-style-name="standard">
      <style:graphic-properties svg:stroke-color="#b2b2b2" draw:fill-color="#ffffff" draw:textarea-horizontal-align="justify" draw:textarea-vertical-align="middle" draw:auto-grow-height="false" fo:min-height="1.105cm" fo:min-width="6.154cm"/>
    </style:style>
    <style:style style:name="gr37" style:family="graphic" style:parent-style-name="standard">
      <style:graphic-properties draw:stroke="dash" draw:stroke-dash="Fine_20_Dashed" svg:stroke-width="0.081cm" svg:stroke-color="#b2b2b2" draw:marker-start="" draw:marker-start-width="0.321cm" draw:marker-end="" draw:marker-end-width="0.321cm" svg:stroke-opacity="100%" draw:fill-color="#ffffff" draw:textarea-horizontal-align="justify" draw:textarea-vertical-align="middle" draw:auto-grow-height="false" fo:min-height="0.934cm" fo:min-width="6.584cm" fo:padding-top="0.165cm" fo:padding-bottom="0.165cm" fo:padding-left="0.29cm" fo:padding-right="0.29cm"/>
    </style:style>
    <style:style style:name="gr38" style:family="graphic" style:parent-style-name="standard">
      <style:graphic-properties svg:stroke-color="#b2b2b2" draw:fill-color="#ffffff" draw:textarea-horizontal-align="justify" draw:textarea-vertical-align="middle" draw:auto-grow-height="false" fo:min-height="2.458cm" fo:min-width="8.701cm"/>
    </style:style>
    <style:style style:name="gr39" style:family="graphic" style:parent-style-name="standard">
      <style:graphic-properties draw:stroke="dash" draw:stroke-dash="Fine_20_Dashed" svg:stroke-width="0.081cm" svg:stroke-color="#000000" draw:marker-start="" draw:marker-start-width="0.321cm" draw:marker-end="" draw:marker-end-width="0.321cm" svg:stroke-opacity="100%" draw:fill-color="#ffffff" draw:textarea-horizontal-align="justify" draw:textarea-vertical-align="middle" draw:auto-grow-height="false" fo:min-height="0.574cm" fo:min-width="4.824cm" fo:padding-top="0.165cm" fo:padding-bottom="0.165cm" fo:padding-left="0.29cm" fo:padding-right="0.29cm"/>
    </style:style>
    <style:style style:name="gr40" style:family="graphic" style:parent-style-name="standard">
      <style:graphic-properties svg:stroke-color="#000000" draw:fill-color="#ffffff" draw:textarea-horizontal-align="justify" draw:textarea-vertical-align="middle" draw:auto-grow-height="false" fo:min-height="2.548cm" fo:min-width="9.191cm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3.902cm" fo:min-width="11.252cm"/>
    </style:style>
    <style:style style:name="gr42" style:family="graphic" style:parent-style-name="standard" style:list-style-name="L1">
      <style:graphic-properties draw:stroke="dash" draw:stroke-dash="Fine_20_Dashed" svg:stroke-width="0.081cm" svg:stroke-color="#000000" draw:marker-start="" draw:marker-start-width="0.321cm" draw:marker-end="" draw:marker-end-width="0.321cm" svg:stroke-opacity="100%" draw:fill-color="#ffffff" draw:textarea-horizontal-align="justify" draw:textarea-vertical-align="middle" draw:auto-grow-height="false" fo:min-height="2.403cm" fo:min-width="11.426cm" fo:padding-top="0.165cm" fo:padding-bottom="0.165cm" fo:padding-left="0.29cm" fo:padding-right="0.29cm"/>
    </style:style>
    <style:style style:name="gr43" style:family="graphic" style:parent-style-name="standard" style:list-style-name="L1">
      <style:graphic-properties draw:stroke="dash" draw:stroke-dash="Fine_20_Dashed" svg:stroke-width="0.081cm" svg:stroke-color="#000000" draw:marker-start="" draw:marker-start-width="0.321cm" draw:marker-end="" draw:marker-end-width="0.321cm" svg:stroke-opacity="100%" draw:fill-color="#ffffff" draw:textarea-horizontal-align="justify" draw:textarea-vertical-align="middle" draw:auto-grow-height="false" fo:min-height="1.575cm" fo:min-width="8.014cm" fo:padding-top="0.165cm" fo:padding-bottom="0.165cm" fo:padding-left="0.29cm" fo:padding-right="0.29cm"/>
    </style:style>
    <style:style style:name="gr44" style:family="graphic" style:parent-style-name="standard">
      <style:graphic-properties svg:stroke-color="#000000" draw:fill-color="#ffffff" draw:textarea-horizontal-align="justify" draw:textarea-vertical-align="middle" draw:auto-grow-height="false" fo:min-height="1.105cm" fo:min-width="8.154cm"/>
    </style:style>
    <style:style style:name="gr45" style:family="graphic" style:parent-style-name="standard" style:list-style-name="L1">
      <style:graphic-properties draw:stroke="dash" draw:stroke-dash="Fine_20_Dashed" svg:stroke-width="0.081cm" svg:stroke-color="#000000" draw:marker-start="" draw:marker-start-width="0.321cm" draw:marker-end="" draw:marker-end-width="0.321cm" svg:stroke-opacity="100%" draw:fill-color="#ffffff" draw:textarea-horizontal-align="justify" draw:textarea-vertical-align="middle" draw:auto-grow-height="false" fo:min-height="3.355cm" fo:min-width="9.322cm" fo:padding-top="0.165cm" fo:padding-bottom="0.165cm" fo:padding-left="0.29cm" fo:padding-right="0.29cm"/>
    </style:style>
    <style:style style:name="gr4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3.541cm" fo:min-width="9.19cm"/>
    </style:style>
    <style:style style:name="gr47" style:family="graphic" style:parent-style-name="standard">
      <style:graphic-properties draw:stroke="dash" draw:stroke-dash="Fine_20_Dashed" svg:stroke-width="0.081cm" svg:stroke-color="#000000" draw:marker-start="" draw:marker-start-width="0.321cm" draw:marker-end="" draw:marker-end-width="0.321cm" svg:stroke-opacity="100%" draw:fill-color="#ffffff" draw:textarea-horizontal-align="justify" draw:textarea-vertical-align="middle" draw:auto-grow-height="false" fo:min-height="0.392cm" fo:min-width="4.842cm" fo:padding-top="0.165cm" fo:padding-bottom="0.165cm" fo:padding-left="0.29cm" fo:padding-right="0.29cm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3.54cm" fo:min-width="8.436cm"/>
    </style:style>
    <style:style style:name="gr49" style:family="graphic" style:parent-style-name="standard" style:list-style-name="L1">
      <style:graphic-properties draw:stroke="dash" draw:stroke-dash="Fine_20_Dashed" svg:stroke-width="0.081cm" svg:stroke-color="#000000" draw:marker-start="" draw:marker-start-width="0.321cm" draw:marker-end="" draw:marker-end-width="0.321cm" svg:stroke-opacity="100%" draw:fill-color="#ffffff" draw:textarea-horizontal-align="justify" draw:textarea-vertical-align="middle" draw:auto-grow-height="false" fo:min-height="2.443cm" fo:min-width="6.558cm" fo:padding-top="0.165cm" fo:padding-bottom="0.165cm" fo:padding-left="0.29cm" fo:padding-right="0.29cm"/>
    </style:style>
    <style:style style:name="gr50" style:family="graphic" style:parent-style-name="standard">
      <style:graphic-properties draw:stroke="solid" svg:stroke-width="0.159cm" svg:stroke-color="#000000" draw:marker-start-width="0.437cm" draw:marker-end-width="0.437cm" draw:fill-color="#ffffff" draw:textarea-horizontal-align="justify" draw:textarea-vertical-align="middle" draw:auto-grow-height="false" fo:min-height="0.377cm" fo:min-width="2.244cm" fo:padding-top="0.203cm" fo:padding-bottom="0.203cm" fo:padding-left="0.328cm" fo:padding-right="0.328cm"/>
    </style:style>
    <style:style style:name="gr51" style:family="graphic" style:parent-style-name="standard">
      <style:graphic-properties draw:stroke="dash" draw:stroke-dash="Fine_20_Dashed" svg:stroke-width="0.081cm" svg:stroke-color="#000000" draw:marker-start="" draw:marker-start-width="0.321cm" draw:marker-end="" draw:marker-end-width="0.321cm" svg:stroke-opacity="100%" draw:fill-color="#ffffff" draw:textarea-horizontal-align="justify" draw:textarea-vertical-align="middle" draw:auto-grow-height="false" fo:min-height="0.392cm" fo:min-width="3.342cm" fo:padding-top="0.165cm" fo:padding-bottom="0.165cm" fo:padding-left="0.29cm" fo:padding-right="0.29cm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2.006cm" fo:min-width="7.287cm"/>
    </style:style>
    <style:style style:name="gr53" style:family="graphic" style:parent-style-name="standard" style:list-style-name="L1">
      <style:graphic-properties draw:stroke="dash" draw:stroke-dash="Fine_20_Dashed" svg:stroke-width="0.081cm" svg:stroke-color="#000000" draw:marker-start="" draw:marker-start-width="0.321cm" draw:marker-end="" draw:marker-end-width="0.321cm" svg:stroke-opacity="100%" draw:fill-color="#ffffff" draw:textarea-horizontal-align="justify" draw:textarea-vertical-align="middle" draw:auto-grow-height="false" fo:min-height="0.392cm" fo:min-width="5.384cm" fo:padding-top="0.165cm" fo:padding-bottom="0.165cm" fo:padding-left="0.29cm" fo:padding-right="0.29cm"/>
    </style:style>
    <style:style style:name="gr54" style:family="graphic" style:parent-style-name="standard">
      <style:graphic-properties draw:stroke="solid" svg:stroke-width="0.159cm" svg:stroke-color="#000000" draw:marker-start-width="0.437cm" draw:marker-end-width="0.437cm" draw:fill-color="#ffffff" draw:textarea-horizontal-align="justify" draw:textarea-vertical-align="middle" draw:auto-grow-height="false" fo:min-height="0.995cm" fo:min-width="2.544cm" fo:padding-top="0.203cm" fo:padding-bottom="0.203cm" fo:padding-left="0.328cm" fo:padding-right="0.328cm"/>
    </style:style>
    <style:style style:name="gr55" style:family="graphic" style:parent-style-name="objectwithoutfill">
      <style:graphic-properties svg:stroke-width="0.212cm" svg:stroke-color="#00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56" style:family="graphic" style:parent-style-name="standard">
      <style:graphic-properties draw:stroke="dash" draw:stroke-dash="Fine_20_Dashed" svg:stroke-width="0.081cm" svg:stroke-color="#000000" draw:marker-start="" draw:marker-start-width="0.321cm" draw:marker-end="" draw:marker-end-width="0.321cm" svg:stroke-opacity="100%" draw:fill-color="#ffffff" draw:textarea-horizontal-align="justify" draw:textarea-vertical-align="middle" draw:auto-grow-height="false" fo:min-height="0.326cm" fo:min-width="4.511cm" fo:padding-top="0.165cm" fo:padding-bottom="0.165cm" fo:padding-left="0.29cm" fo:padding-right="0.29cm"/>
    </style:style>
    <style:style style:name="gr57" style:family="graphic" style:parent-style-name="standard">
      <style:graphic-properties svg:stroke-color="#000000" draw:fill-color="#ffffff" draw:textarea-horizontal-align="justify" draw:textarea-vertical-align="middle" draw:auto-grow-height="false" fo:min-height="1.556cm" fo:min-width="6.611cm"/>
    </style:style>
    <style:style style:name="gr58" style:family="graphic" style:parent-style-name="objectwithoutfill">
      <style:graphic-properties svg:stroke-width="0.106cm" svg:stroke-color="#000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59" style:family="graphic" style:parent-style-name="standard">
      <style:graphic-properties draw:stroke="solid" svg:stroke-width="0.159cm" svg:stroke-color="#000000" draw:marker-start-width="0.437cm" draw:marker-end-width="0.437cm" draw:fill-color="#ffffff" draw:textarea-horizontal-align="justify" draw:textarea-vertical-align="middle" draw:auto-grow-height="false" fo:min-height="1.594cm" fo:min-width="2.544cm" fo:padding-top="0.203cm" fo:padding-bottom="0.203cm" fo:padding-left="0.328cm" fo:padding-right="0.328cm"/>
    </style:style>
    <style:style style:name="gr60" style:family="graphic" style:parent-style-name="standard" style:list-style-name="L1">
      <style:graphic-properties draw:stroke="dash" draw:stroke-dash="Fine_20_Dashed" svg:stroke-width="0.081cm" svg:stroke-color="#000000" draw:marker-start="" draw:marker-start-width="0.321cm" draw:marker-end="" draw:marker-end-width="0.321cm" svg:stroke-opacity="100%" draw:fill-color="#ffffff" draw:textarea-horizontal-align="justify" draw:textarea-vertical-align="middle" draw:auto-grow-height="false" fo:min-height="0.493cm" fo:min-width="4.333cm" fo:padding-top="0.165cm" fo:padding-bottom="0.165cm" fo:padding-left="0.29cm" fo:padding-right="0.29cm"/>
    </style:style>
    <style:style style:name="gr61" style:family="graphic" style:parent-style-name="objectwithoutfill">
      <style:graphic-properties svg:stroke-width="0.106cm" svg:stroke-color="#000000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62" style:family="graphic" style:parent-style-name="standard">
      <style:graphic-properties svg:stroke-color="#000000" draw:fill-color="#ffffff" draw:textarea-horizontal-align="justify" draw:textarea-vertical-align="middle" draw:auto-grow-height="false" fo:min-height="0.564cm" fo:min-width="4.713cm"/>
    </style:style>
    <style:style style:name="gr63" style:family="graphic" style:parent-style-name="standard">
      <style:graphic-properties draw:stroke="solid" svg:stroke-width="0.159cm" svg:stroke-color="#000000" draw:marker-start-width="0.437cm" draw:marker-end-width="0.437cm" draw:fill-color="#ffffff" draw:textarea-horizontal-align="justify" draw:textarea-vertical-align="middle" draw:auto-grow-height="false" fo:min-height="2.294cm" fo:min-width="3.144cm" fo:padding-top="0.203cm" fo:padding-bottom="0.203cm" fo:padding-left="0.328cm" fo:padding-right="0.328cm"/>
    </style:style>
    <style:style style:name="gr64" style:family="graphic" style:parent-style-name="standard">
      <style:graphic-properties svg:stroke-color="#000000" draw:fill-color="#ffffff" draw:textarea-horizontal-align="justify" draw:textarea-vertical-align="middle" draw:auto-grow-height="false" fo:min-height="0.563cm" fo:min-width="5.812cm"/>
    </style:style>
    <style:style style:name="gr65" style:family="graphic" style:parent-style-name="standard">
      <style:graphic-properties draw:stroke="solid" svg:stroke-width="0.159cm" svg:stroke-color="#000000" draw:marker-start-width="0.437cm" draw:marker-end-width="0.437cm" draw:fill-color="#ffffff" draw:textarea-horizontal-align="justify" draw:textarea-vertical-align="middle" draw:auto-grow-height="false" fo:min-height="0.194cm" fo:min-width="3.044cm" fo:padding-top="0.203cm" fo:padding-bottom="0.203cm" fo:padding-left="0.328cm" fo:padding-right="0.328cm"/>
    </style:style>
    <style:style style:name="gr66" style:family="graphic" style:parent-style-name="objectwithoutfill">
      <style:graphic-properties draw:fill="solid" draw:textarea-vertical-align="middle"/>
    </style:style>
    <style:style style:name="gr6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278cm" fo:min-width="7.028cm"/>
    </style:style>
    <style:style style:name="gr68" style:family="graphic" style:parent-style-name="standard">
      <style:graphic-properties draw:stroke="solid" svg:stroke-width="0.159cm" svg:stroke-color="#000000" draw:marker-start-width="0.437cm" draw:marker-end-width="0.437cm" draw:fill-color="#ffffff" draw:textarea-horizontal-align="justify" draw:textarea-vertical-align="middle" draw:auto-grow-height="false" fo:min-height="0.394cm" fo:min-width="2.944cm" fo:padding-top="0.203cm" fo:padding-bottom="0.203cm" fo:padding-left="0.328cm" fo:padding-right="0.32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fo:font-size="18pt"/>
    </style:style>
    <style:style style:name="P9" style:family="paragraph">
      <loext:graphic-properties draw:fill-color="#ffffff"/>
      <style:paragraph-properties fo:text-align="start"/>
      <style:text-properties fo:font-size="18pt"/>
    </style:style>
    <style:style style:name="P10" style:family="paragraph">
      <loext:graphic-properties draw:fill-color="#ffffff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1" style:family="paragraph">
      <loext:graphic-properties draw:fill-color="#ffffff"/>
      <style:paragraph-properties fo:text-align="start"/>
    </style:style>
    <style:style style:name="P12" style:family="paragraph">
      <loext:graphic-properties draw:fill="none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paragraph-properties fo:text-align="start"/>
      <style:text-properties fo:font-size="18pt"/>
    </style:style>
    <style:style style:name="P15" style:family="paragraph">
      <style:text-properties style:font-size-asian="24pt"/>
    </style:style>
    <style:style style:name="P16" style:family="paragraph">
      <loext:graphic-properties draw:fill="none"/>
      <style:text-properties style:font-size-asian="24pt"/>
    </style:style>
    <style:style style:name="P17" style:family="paragraph">
      <style:paragraph-properties fo:text-align="center"/>
      <style:text-properties style:font-size-asian="18pt"/>
    </style:style>
    <style:style style:name="P18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9" style:family="paragraph">
      <style:paragraph-properties fo:text-align="center"/>
      <style:text-properties style:font-size-asian="16pt"/>
    </style:style>
    <style:style style:name="P20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21" style:family="paragraph">
      <style:paragraph-properties fo:text-align="start"/>
      <style:text-properties style:font-size-asian="16pt"/>
    </style:style>
    <style:style style:name="P22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23" style:family="paragraph">
      <style:paragraph-properties fo:text-align="center"/>
      <style:text-properties fo:color="#b2b2b2" fo:font-size="18pt"/>
    </style:style>
    <style:style style:name="P24" style:family="paragraph">
      <loext:graphic-properties draw:fill-color="#ffffff"/>
      <style:paragraph-properties fo:text-align="center"/>
      <style:text-properties fo:color="#b2b2b2" fo:font-size="18pt"/>
    </style:style>
    <style:style style:name="P25" style:family="paragraph">
      <style:paragraph-properties fo:text-align="start"/>
      <style:text-properties fo:color="#b2b2b2" fo:font-size="18pt"/>
    </style:style>
    <style:style style:name="P26" style:family="paragraph">
      <loext:graphic-properties draw:fill-color="#ffffff"/>
      <style:paragraph-properties fo:text-align="start"/>
      <style:text-properties fo:color="#b2b2b2" fo:font-size="18pt"/>
    </style:style>
    <style:style style:name="P27" style:family="paragraph">
      <style:paragraph-properties fo:text-align="start"/>
      <style:text-properties fo:color="#b2b2b2"/>
    </style:style>
    <style:style style:name="P28" style:family="paragraph">
      <loext:graphic-properties draw:fill-color="#ffffff"/>
      <style:paragraph-properties fo:text-align="start"/>
      <style:text-properties fo:color="#b2b2b2"/>
    </style:style>
    <style:style style:name="P29" style:family="paragraph">
      <style:paragraph-properties fo:margin-left="0cm" fo:margin-right="0cm" fo:margin-top="0cm" fo:margin-bottom="0cm" fo:line-height="100%" fo:text-align="start" fo:text-indent="0cm"/>
      <style:text-properties fo:color="#b2b2b2"/>
    </style:style>
    <style:style style:name="P30" style:family="paragraph">
      <loext:graphic-properties draw:fill-color="#ffffff"/>
      <style:paragraph-properties fo:margin-left="0cm" fo:margin-right="0cm" fo:margin-top="0cm" fo:margin-bottom="0cm" fo:line-height="100%" fo:text-align="start" fo:text-indent="0cm"/>
      <style:text-properties fo:color="#b2b2b2" fo:font-size="18pt"/>
    </style:style>
    <style:style style:name="P31" style:family="paragraph">
      <loext:graphic-properties draw:fill-color="#b2b2b2"/>
      <style:paragraph-properties fo:text-align="center"/>
    </style:style>
    <style:style style:name="P32" style:family="paragraph">
      <style:paragraph-properties fo:text-align="center"/>
      <style:text-properties fo:color="#b2b2b2"/>
    </style:style>
    <style:style style:name="P33" style:family="paragraph">
      <loext:graphic-properties draw:fill-color="#ffffff"/>
      <style:paragraph-properties fo:text-align="center"/>
      <style:text-properties fo:color="#b2b2b2"/>
    </style:style>
    <style:style style:name="P34" style:family="paragraph">
      <style:paragraph-properties fo:text-align="center"/>
      <style:text-properties fo:font-size="14pt" style:font-size-asian="14pt" style:font-size-complex="14pt"/>
    </style:style>
    <style:style style:name="P35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36" style:family="paragraph">
      <style:paragraph-properties fo:text-align="start"/>
      <style:text-properties fo:font-size="14pt" style:font-size-asian="14pt" style:font-size-complex="14pt"/>
    </style:style>
    <style:style style:name="P37" style:family="paragraph">
      <loext:graphic-properties draw:fill-color="#ffffff"/>
      <style:paragraph-properties fo:text-align="start"/>
      <style:text-properties fo:font-size="14pt" style:font-size-asian="14pt" style:font-size-complex="14pt"/>
    </style:style>
    <style:style style:name="P38" style:family="paragraph">
      <style:paragraph-properties fo:margin-left="0cm" fo:margin-right="0cm" fo:margin-top="0cm" fo:margin-bottom="0cm" fo:line-height="100%" fo:text-align="start" fo:text-indent="0cm"/>
      <style:text-properties fo:font-size="14pt" style:font-size-asian="14pt" style:font-size-complex="14pt"/>
    </style:style>
    <style:style style:name="P39" style:family="paragraph">
      <loext:graphic-properties draw:fill-color="#ffffff"/>
      <style:paragraph-properties fo:margin-left="0cm" fo:margin-right="0cm" fo:margin-top="0cm" fo:margin-bottom="0cm" fo:line-height="100%" fo:text-align="start" fo:text-indent="0cm"/>
      <style:text-properties fo:font-size="14pt" style:font-size-asian="14pt" style:font-size-complex="14pt"/>
    </style:style>
    <style:style style:name="P40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b2b2b2"/>
    </style:style>
    <style:style style:name="T6" style:family="text">
      <style:text-properties fo:color="#b2b2b2" fo:font-size="1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Hiragino Mincho ProN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.3cm" svg:height="1.4cm" svg:x="11.6cm" svg:y="18.2cm">
          <text:p text:style-name="P1">?x is anAccord Wag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12.2cm" svg:height="6.5cm" svg:x="9.154cm" svg:y="9.524cm">
          <text:p text:style-name="P3">rule <text:s text:c="4"/>“CarRule11”</text:p>
          <text:p text:style-name="P3">if <text:s text:c="8"/>“?x10 is a Honda”</text:p>
          <text:p text:style-name="P3"><text:s text:c="11"/>“?x10 is stylish”</text:p>
          <text:p text:style-name="P3"><text:s text:c="11"/>“?x10 has several color models”</text:p>
          <text:p text:style-name="P3"><text:s text:c="11"/>“?x10 has several seats”</text:p>
          <text:p text:style-name="P3"><text:s text:c="11"/>“?x10 is a wagon”</text:p>
          <text:p text:style-name="P3">then <text:s text:c="3"/>“?x10 is an Accord Wagon”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2.3cm" svg:height="5.1cm" svg:x="9.068cm" svg:y="1.927cm">
          <text:p text:style-name="P4">?x10 is a Honda</text:p>
          <text:p text:style-name="P4">?x10 is stylish</text:p>
          <text:p text:style-name="P4">?x10 has several color models</text:p>
          <text:p text:style-name="P4">?x10 has several seats</text:p>
          <text:p text:style-name="P4">?x10 is a wag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xml:id="id4" draw:id="id4" draw:layer="layout" draw:type="line" svg:x1="15.25cm" svg:y1="18.2cm" svg:x2="15.254cm" svg:y2="16.024cm" draw:start-shape="id1" draw:start-glue-point="0" draw:end-shape="id2" draw:end-glue-point="2" svg:d="M15250 18200l4-2176" svg:viewBox="0 0 5 2177">
          <text:p/>
        </draw:connector>
        <draw:custom-shape draw:style-name="gr5" draw:text-style-name="P7" draw:layer="layout" svg:width="0.4cm" svg:height="2.5cm" svg:x="15cm" svg:y="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xml:id="id3" draw:id="id3" draw:layer="layout" svg:width="4cm" svg:height="1.5cm" svg:x="6.6cm" svg:y="16.371cm">
          <text:p text:style-name="P1">?x = ?x10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10.6cm" svg:y1="17.121cm" svg:x2="15.252cm" svg:y2="17.112cm" draw:start-shape="id3" draw:start-glue-point="1" draw:end-shape="id4" draw:end-glue-point="0" svg:d="M10600 17121l4652-9" svg:viewBox="0 0 4653 10">
          <text:p/>
        </draw:connector>
      </draw:page>
      <draw:page draw:name="page2" draw:style-name="dp1" draw:master-page-name="Default">
        <draw:custom-shape draw:style-name="gr1" draw:text-style-name="P8" xml:id="id5" draw:id="id5" draw:layer="layout" svg:width="7.3cm" svg:height="1.4cm" svg:x="11.6cm" svg:y="17.3cm">
          <text:p text:style-name="P1"><text:span text:style-name="T1">?x10 is a Hond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6" draw:id="id6" draw:layer="layout" svg:width="12.2cm" svg:height="4.401cm" svg:x="9.106cm" svg:y="9.099cm">
          <text:p text:style-name="P3"><text:span text:style-name="T1">rule <text:s text:c="4"/>“CarRule7”</text:span></text:p>
          <text:p text:style-name="P3"><text:span text:style-name="T1">if <text:s text:c="8"/>“?x17 is made in Japan”</text:span></text:p>
          <text:p text:style-name="P3"><text:span text:style-name="T1"><text:s text:c="11"/>“</text:span><text:span text:style-name="T1">?x17 has Honda's logo”</text:span></text:p>
          <text:p text:style-name="P3"><text:span text:style-name="T1">then <text:s text:c="3"/>“?x17 is a Honda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12.1cm" svg:height="3.1cm" svg:x="9.2cm" svg:y="2.8cm">
          <text:p text:style-name="P4"><text:span text:style-name="T1">?x17 is made in Japan</text:span></text:p>
          <text:p text:style-name="P4"><text:span text:style-name="T1">?x17 has Honda's lo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xml:id="id8" draw:id="id8" draw:layer="layout" draw:type="line" svg:x1="15.25cm" svg:y1="17.3cm" svg:x2="15.206cm" svg:y2="13.5cm" draw:start-shape="id5" draw:start-glue-point="0" draw:end-shape="id6" draw:end-glue-point="2" svg:d="M15250 17300l-44-3800" svg:viewBox="0 0 45 3801">
          <text:p/>
        </draw:connector>
        <draw:custom-shape draw:style-name="gr10" draw:text-style-name="P8" xml:id="id7" draw:id="id7" draw:layer="layout" svg:width="4.3cm" svg:height="2.3cm" svg:x="6.4cm" svg:y="14.2cm">
          <text:p text:style-name="P1"><text:span text:style-name="T1">?x = ?x10</text:span><text:span text:style-name="T1"><text:line-break/></text:span><text:span text:style-name="T1">?x10 = ?x17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10.7cm" svg:y1="15.35cm" svg:x2="15.228cm" svg:y2="15.4cm" draw:start-shape="id7" draw:start-glue-point="1" draw:end-shape="id8" draw:end-glue-point="0" svg:d="M10700 15350l4528 50" svg:viewBox="0 0 4529 51">
          <text:p/>
        </draw:connector>
        <draw:custom-shape draw:style-name="gr11" draw:text-style-name="P7" draw:layer="layout" svg:width="0.4cm" svg:height="3.2cm" svg:x="15.001cm" svg:y="5.9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3" draw:style-name="dp1" draw:master-page-name="Default">
        <draw:custom-shape draw:style-name="gr1" draw:text-style-name="P2" xml:id="id9" draw:id="id9" draw:layer="layout" svg:width="7.3cm" svg:height="1.4cm" svg:x="11.6cm" svg:y="17.3cm">
          <text:p text:style-name="P1">?x17 is made in Jap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xml:id="id10" draw:id="id10" draw:layer="layout" svg:width="12.2cm" svg:height="4.201cm" svg:x="9.106cm" svg:y="9.099cm">
          <text:p text:style-name="P3">rule <text:s text:c="4"/>“CarRule1”</text:p>
          <text:p text:style-name="P3">if <text:s text:c="8"/>“?x18 is inexpensive”</text:p>
          <text:p text:style-name="P3">then <text:s text:c="3"/>“?x18 is made in Japan”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8.8cm" svg:height="2.111cm" svg:x="10.8cm" svg:y="4.4cm">
          <text:p text:style-name="P4">?x18 is inexpens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xml:id="id12" draw:id="id12" draw:layer="layout" draw:type="line" svg:x1="15.25cm" svg:y1="17.3cm" svg:x2="15.206cm" svg:y2="13.3cm" draw:start-shape="id9" draw:start-glue-point="0" draw:end-shape="id10" draw:end-glue-point="2" svg:d="M15250 17300l-44-4000" svg:viewBox="0 0 45 4001">
          <text:p/>
        </draw:connector>
        <draw:custom-shape draw:style-name="gr5" draw:text-style-name="P7" draw:layer="layout" svg:width="0.4cm" svg:height="2.5cm" svg:x="15cm" svg:y="6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2" xml:id="id11" draw:id="id11" draw:layer="layout" svg:width="4.3cm" svg:height="2.7cm" svg:x="6.4cm" svg:y="14cm">
          <text:p text:style-name="P1">?x = ?x10<text:line-break/>?x10 = ?x17<text:line-break/>?x17 = ?x18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10.7cm" svg:y1="15.35cm" svg:x2="15.228cm" svg:y2="15.3cm" draw:start-shape="id11" draw:start-glue-point="1" draw:end-shape="id12" draw:end-glue-point="0" svg:d="M10700 15350l4528-50" svg:viewBox="0 0 4529 51">
          <text:p/>
        </draw:connector>
      </draw:page>
      <draw:page draw:name="page4" draw:style-name="dp1" draw:master-page-name="Default">
        <draw:custom-shape draw:style-name="gr1" draw:text-style-name="P2" xml:id="id13" draw:id="id13" draw:layer="layout" svg:width="7.3cm" svg:height="1.4cm" svg:x="11.6cm" svg:y="14.983cm">
          <text:p text:style-name="P1">?x18 is inexpens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xml:id="id14" draw:id="id14" draw:layer="layout" svg:width="6.8cm" svg:height="1.501cm" svg:x="11.8cm" svg:y="4.599cm">
          <text:p text:style-name="P3">his-car is inexpens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xml:id="id16" draw:id="id16" draw:layer="layout" draw:type="line" svg:x1="15.25cm" svg:y1="14.983cm" svg:x2="15.2cm" svg:y2="6.1cm" draw:start-shape="id13" draw:start-glue-point="0" draw:end-shape="id14" draw:end-glue-point="2" svg:d="M15250 14983l-50-8883" svg:viewBox="0 0 51 8884">
          <text:p/>
        </draw:connector>
        <draw:custom-shape draw:style-name="gr16" draw:text-style-name="P2" xml:id="id15" draw:id="id15" draw:layer="layout" svg:width="4.7cm" svg:height="3.4cm" svg:x="6cm" svg:y="8.9cm">
          <text:p text:style-name="P1">?x = his-car<text:line-break/>?x10 = his-car<text:line-break/>?x17 = his-car</text:p>
          <text:p text:style-name="P1">?x18 = his-car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10.7cm" svg:y1="10.6cm" svg:x2="15.225cm" svg:y2="10.541cm" draw:start-shape="id15" draw:start-glue-point="1" draw:end-shape="id16" draw:end-glue-point="0" svg:d="M10700 10600l4525-59" svg:viewBox="0 0 4526 60">
          <text:p/>
        </draw:connector>
        <draw:frame draw:style-name="gr17" draw:text-style-name="P12" draw:layer="layout" svg:width="5.658cm" svg:height="0.709cm" svg:x="12.4cm" svg:y="3.7cm">
          <draw:text-box>
            <text:p><text:span text:style-name="T2">ワーキングメモリ</text:span></text:p>
          </draw:text-box>
        </draw:frame>
      </draw:page>
      <draw:page draw:name="page5" draw:style-name="dp1" draw:master-page-name="Default">
        <draw:custom-shape draw:style-name="gr18" draw:text-style-name="P8" xml:id="id17" draw:id="id17" draw:layer="layout" svg:width="7.7cm" svg:height="1.4cm" svg:x="11.4cm" svg:y="14.983cm">
          <text:p text:style-name="P13">?x17 has Honda’s log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xml:id="id18" draw:id="id18" draw:layer="layout" svg:width="12.2cm" svg:height="4.9cm" svg:x="9.1cm" svg:y="3.5cm">
          <text:p text:style-name="P14">his-car is inexpensive</text:p>
          <text:p text:style-name="P14">his-car has a VTEC engine</text:p>
          <text:p text:style-name="P14">his-car is stylish</text:p>
          <text:p text:style-name="P14">his-car has several color models</text:p>
          <text:p text:style-name="P14">his-car has several seats</text:p>
          <text:p text:style-name="P14">his-car is a wag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xml:id="id20" draw:id="id20" draw:layer="layout" draw:type="line" svg:x1="15.25cm" svg:y1="14.983cm" svg:x2="15.2cm" svg:y2="8.4cm" draw:start-shape="id17" draw:start-glue-point="0" draw:end-shape="id18" draw:end-glue-point="2" svg:d="M15250 14983l-50-6583" svg:viewBox="0 0 51 6584">
          <text:p/>
        </draw:connector>
        <draw:custom-shape draw:style-name="gr20" draw:text-style-name="P8" xml:id="id19" draw:id="id19" draw:layer="layout" svg:width="4.7cm" svg:height="1.3cm" svg:x="6cm" svg:y="11.023cm">
          <text:p text:style-name="P13">?x17 = his-car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10.7cm" svg:y1="11.673cm" svg:x2="15.225cm" svg:y2="11.691cm" draw:start-shape="id19" draw:start-glue-point="1" draw:end-shape="id20" draw:end-glue-point="0" svg:d="M10700 11673l4525 18" svg:viewBox="0 0 4526 19">
          <text:p/>
        </draw:connector>
        <draw:frame draw:style-name="gr17" draw:text-style-name="P16" draw:layer="layout" svg:width="5.658cm" svg:height="0.709cm" svg:x="12.4cm" svg:y="2.4cm">
          <draw:text-box>
            <text:p text:style-name="P15"><text:span text:style-name="T2">ワーキングメモリ</text:span></text:p>
          </draw:text-box>
        </draw:frame>
        <draw:custom-shape draw:style-name="gr21" draw:text-style-name="P1" draw:layer="layout" svg:width="1.6cm" svg:height="1.6cm" svg:x="18.1cm" svg:y="10.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6" draw:layer="layout" draw:type="line" svg:x1="13.593cm" svg:y1="9.146cm" svg:x2="16.9cm" svg:y2="10.8cm" svg:d="M13593 9146l3307 1654" svg:viewBox="0 0 3308 1655">
          <text:p/>
        </draw:connector>
        <draw:connector draw:style-name="gr22" draw:text-style-name="P6" draw:layer="layout" draw:type="line" svg:x1="16.834cm" svg:y1="9.095cm" svg:x2="13.593cm" svg:y2="10.749cm" svg:d="M16834 9095l-3241 1654" svg:viewBox="0 0 3242 1655">
          <text:p/>
        </draw:connector>
        <draw:frame draw:style-name="gr23" draw:text-style-name="P18" draw:layer="layout" svg:width="2.2cm" svg:height="0.8cm" svg:x="16.6cm" svg:y="9.599cm">
          <draw:text-box>
            <text:p text:style-name="P17"><text:span text:style-name="T3">失敗</text:span></text:p>
          </draw:text-box>
        </draw:frame>
        <draw:custom-shape draw:style-name="gr24" draw:text-style-name="P8" draw:layer="layout" svg:width="4.4cm" svg:height="3.4cm" svg:x="18.8cm" svg:y="10.6cm">
          <text:p text:style-name="P13">?x18 = ?x17</text:p>
          <text:p text:style-name="P13">?x17 = ?x10<text:line-break/>?x10 = ?x<text:line-break/>?x = his-car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4.4cm" svg:height="1.5cm" svg:x="23.8cm" svg:y="12.5cm">
          <text:p text:style-name="P13">?x = his-car</text:p>
          <draw:enhanced-geometry svg:viewBox="0 0 21600 21600" draw:type="rectangle" draw:enhanced-path="M 0 0 L 21600 0 21600 21600 0 21600 0 0 Z N"/>
        </draw:custom-shape>
        <draw:frame draw:style-name="gr26" draw:text-style-name="P20" draw:layer="layout" svg:width="3.8cm" svg:height="1cm" svg:x="19.1cm" svg:y="14.4cm">
          <draw:text-box>
            <text:p text:style-name="P19"><text:span text:style-name="T4">変数束縛情報</text:span></text:p>
          </draw:text-box>
        </draw:frame>
        <draw:frame draw:style-name="gr27" draw:text-style-name="P22" draw:layer="layout" svg:width="3.8cm" svg:height="1.127cm" svg:x="24.2cm" svg:y="14.4cm">
          <draw:text-box>
            <text:p text:style-name="P21"><text:span text:style-name="T4">保存された</text:span></text:p>
            <text:p text:style-name="P21"><text:span text:style-name="T4">変数束縛情報</text:span></text:p>
          </draw:text-box>
        </draw:frame>
      </draw:page>
      <draw:page draw:name="page6" draw:style-name="dp1" draw:master-page-name="Default">
        <draw:custom-shape draw:style-name="gr28" draw:text-style-name="P24" xml:id="id21" draw:id="id21" draw:layer="layout" svg:width="7.7cm" svg:height="1.4cm" svg:x="17.7cm" svg:y="4.7cm">
          <text:p text:style-name="P23"><text:span text:style-name="T5">?x18 has Honda’s lo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6" xml:id="id22" draw:id="id22" draw:layer="layout" svg:width="5.5cm" svg:height="1.4cm" svg:x="18.8cm" svg:y="1.2cm">
          <text:p text:style-name="P25"><text:span text:style-name="T5">Working Mem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6" draw:layer="layout" draw:type="line" svg:x1="21.55cm" svg:y1="4.7cm" svg:x2="21.55cm" svg:y2="2.6cm" draw:start-shape="id21" draw:start-glue-point="0" draw:end-shape="id22" draw:end-glue-point="2" svg:d="M21550 4700v-2100" svg:viewBox="0 0 1 2101">
          <text:p/>
        </draw:connector>
        <draw:connector draw:style-name="gr31" draw:text-style-name="P6" draw:layer="layout" draw:type="line" svg:x1="19.9cm" svg:y1="2.846cm" svg:x2="23.207cm" svg:y2="4.5cm" svg:d="M19900 2846l3307 1654" svg:viewBox="0 0 3308 1655">
          <text:p/>
        </draw:connector>
        <draw:connector draw:style-name="gr31" draw:text-style-name="P6" draw:layer="layout" draw:type="line" svg:x1="23.041cm" svg:y1="2.846cm" svg:x2="19.8cm" svg:y2="4.5cm" svg:d="M23041 2846l-3241 1654" svg:viewBox="0 0 3242 1655">
          <text:p/>
        </draw:connector>
        <draw:custom-shape draw:style-name="gr24" draw:text-style-name="P8" draw:layer="layout" svg:width="4.4cm" svg:height="3.4cm" svg:x="23.8cm" svg:y="14.5cm">
          <text:p text:style-name="P13">?x18 = ?x17</text:p>
          <text:p text:style-name="P13">?x17 = ?x10<text:line-break/>?x10 = ?x<text:line-break/>?x = his-car</text:p>
          <draw:enhanced-geometry svg:viewBox="0 0 21600 21600" draw:type="rectangle" draw:enhanced-path="M 0 0 L 21600 0 21600 21600 0 21600 0 0 Z N"/>
        </draw:custom-shape>
        <draw:frame draw:style-name="gr26" draw:text-style-name="P20" draw:layer="layout" svg:width="3.8cm" svg:height="1cm" svg:x="24cm" svg:y="18.6cm">
          <draw:text-box>
            <text:p text:style-name="P19"><text:span text:style-name="T4">変数束縛情報</text:span></text:p>
          </draw:text-box>
        </draw:frame>
        <draw:custom-shape draw:style-name="gr32" draw:text-style-name="P28" xml:id="id24" draw:id="id24" draw:layer="layout" svg:width="9.7cm" svg:height="2.9cm" svg:x="12.4cm" svg:y="9.4cm">
          <text:p text:style-name="P27"><text:span text:style-name="T5">rule <text:s text:c="4"/>“CarRule1”</text:span></text:p>
          <text:p text:style-name="P27"><text:span text:style-name="T5">if <text:s text:c="8"/>“?x18 is inexpensive”</text:span></text:p>
          <text:p text:style-name="P27"><text:span text:style-name="T5">then <text:s text:c="3"/>“?x18 is made in Japan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0" xml:id="id23" draw:id="id23" draw:layer="layout" svg:width="13.8cm" svg:height="1.1cm" svg:x="10.342cm" svg:y="12.995cm">
          <text:p text:style-name="P29"><text:span text:style-name="T6">?x17 is made in Japan, ?x17 has Honda's lo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6" draw:layer="layout" draw:type="line" svg:x1="17.242cm" svg:y1="12.995cm" svg:x2="17.25cm" svg:y2="12.3cm" draw:start-shape="id23" draw:start-glue-point="0" draw:end-shape="id24" draw:end-glue-point="2" svg:d="M17242 12995l8-695" svg:viewBox="0 0 9 696">
          <text:p/>
        </draw:connector>
        <draw:custom-shape draw:style-name="gr34" draw:text-style-name="P30" xml:id="id25" draw:id="id25" draw:layer="layout" svg:width="12.8cm" svg:height="1.2cm" svg:x="10.9cm" svg:y="7.1cm">
          <text:p text:style-name="P29"><text:span text:style-name="T6">?x18 is inexpensive, ?x18 has Honda's lo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1" draw:layer="layout" svg:width="0.4cm" svg:height="1.1cm" svg:x="17.1cm" svg:y="8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30" draw:text-style-name="P6" draw:layer="layout" draw:line-skew="0.199cm" svg:x1="17.3cm" svg:y1="7.1cm" svg:x2="21.55cm" svg:y2="6.1cm" draw:start-shape="id25" draw:start-glue-point="0" draw:end-shape="id21" draw:end-glue-point="2" svg:d="M17300 7100v-300h4250v-700" svg:viewBox="0 0 4251 1001">
          <text:p/>
        </draw:connector>
        <draw:custom-shape draw:style-name="gr36" draw:text-style-name="P28" xml:id="id27" draw:id="id27" draw:layer="layout" svg:width="6.8cm" svg:height="1.501cm" svg:x="9.6cm" svg:y="1.199cm">
          <text:p text:style-name="P27"><text:span text:style-name="T5">his-car is inexpens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3" xml:id="id26" draw:id="id26" draw:layer="layout" svg:width="7.3cm" svg:height="1.4cm" svg:x="9.4cm" svg:y="4.7cm">
          <text:p text:style-name="P32"><text:span text:style-name="T5">?x18 is inexpens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6" draw:layer="layout" draw:line-skew="0.199cm" svg:x1="17.3cm" svg:y1="7.1cm" svg:x2="13.05cm" svg:y2="6.1cm" draw:start-shape="id25" draw:start-glue-point="0" draw:end-shape="id26" draw:end-glue-point="2" svg:d="M17300 7100v-300h-4250v-700" svg:viewBox="0 0 4251 1001">
          <text:p/>
        </draw:connector>
        <draw:connector draw:style-name="gr30" draw:text-style-name="P6" draw:layer="layout" draw:type="line" svg:x1="13.05cm" svg:y1="4.7cm" svg:x2="13cm" svg:y2="2.7cm" draw:start-shape="id26" draw:start-glue-point="0" draw:end-shape="id27" draw:end-glue-point="2" svg:d="M13050 4700l-50-2000" svg:viewBox="0 0 51 2001">
          <text:p/>
        </draw:connector>
        <draw:custom-shape draw:style-name="gr38" draw:text-style-name="P26" xml:id="id29" draw:id="id29" draw:layer="layout" svg:width="9.493cm" svg:height="3cm" svg:x="12.453cm" svg:y="15.2cm">
          <text:p text:style-name="P27"><text:span text:style-name="T6">rule <text:s text:c="4"/>“CarRule7”</text:span></text:p>
          <text:p text:style-name="P27"><text:span text:style-name="T6">if <text:s text:c="8"/>“?x17 is made in Japan”</text:span></text:p>
          <text:p text:style-name="P27"><text:span text:style-name="T6"><text:s text:c="11"/>“</text:span><text:span text:style-name="T6">?x17 has Honda's logo”</text:span></text:p>
          <text:p text:style-name="P27"><text:span text:style-name="T6">then <text:s text:c="3"/>“?x17 is a Honda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1" draw:layer="layout" svg:width="0.4cm" svg:height="1.1cm" svg:x="17cm" svg:y="14.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" draw:text-style-name="P8" xml:id="id28" draw:id="id28" draw:layer="layout" svg:width="5.5cm" svg:height="1cm" svg:x="14.439cm" svg:y="18.992cm">
          <text:p text:style-name="P1"><text:span text:style-name="T1">?x10 is a Hond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6" draw:layer="layout" draw:type="line" svg:x1="17.189cm" svg:y1="18.992cm" svg:x2="17.199cm" svg:y2="18.2cm" draw:start-shape="id28" draw:start-glue-point="0" draw:end-shape="id29" draw:end-glue-point="2" svg:d="M17189 18992l10-792" svg:viewBox="0 0 11 793">
          <text:p/>
        </draw:connector>
        <draw:custom-shape draw:style-name="gr40" draw:text-style-name="P11" xml:id="id30" draw:id="id30" draw:layer="layout" svg:width="9.993cm" svg:height="3.1cm" svg:x="1.407cm" svg:y="15.2cm">
          <text:p text:style-name="P3">rule <text:s text:c="4"/>“CarRule8”</text:p>
          <text:p text:style-name="P3">if <text:s text:c="8"/>“?x37 is made in Japan”</text:p>
          <text:p text:style-name="P3"><text:s text:c="11"/>“?x37 has a VTEC engine”</text:p>
          <text:p text:style-name="P3">then <text:s text:c="3"/>“?x37 is a Honda”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svg:x1="14.439cm" svg:y1="19.492cm" svg:x2="6.403cm" svg:y2="18.3cm" draw:start-shape="id28" draw:start-glue-point="3" draw:end-shape="id30" draw:end-glue-point="2" svg:d="M14439 19492h-8036v-1192" svg:viewBox="0 0 8037 1193">
          <text:p/>
        </draw:connector>
      </draw:page>
      <draw:page draw:name="page7" draw:style-name="dp1" draw:master-page-name="Default">
        <draw:custom-shape draw:style-name="gr1" draw:text-style-name="P2" xml:id="id31" draw:id="id31" draw:layer="layout" svg:width="7.3cm" svg:height="1.4cm" svg:x="11.6cm" svg:y="17.3cm">
          <text:p text:style-name="P1">?x10 is a Hond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1" xml:id="id32" draw:id="id32" draw:layer="layout" svg:width="12.2cm" svg:height="4.6cm" svg:x="9.106cm" svg:y="9.099cm">
          <text:p text:style-name="P3">rule <text:s text:c="4"/>“CarRule8”</text:p>
          <text:p text:style-name="P3">if <text:s text:c="8"/>“?x37 is made in Japan”</text:p>
          <text:p text:style-name="P3"><text:s text:c="11"/>“?x37 has a VTEC engine”</text:p>
          <text:p text:style-name="P3">then <text:s text:c="3"/>“?x37 is a Honda”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5" draw:layer="layout" svg:width="12.3cm" svg:height="3.027cm" svg:x="9.1cm" svg:y="2.873cm">
          <text:p text:style-name="P4">?x37 is made in Japan</text:p>
          <text:p text:style-name="P4">?x37 has a VTEC eng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xml:id="id34" draw:id="id34" draw:layer="layout" draw:type="line" svg:x1="15.25cm" svg:y1="17.3cm" svg:x2="15.206cm" svg:y2="13.699cm" draw:start-shape="id31" draw:start-glue-point="0" draw:end-shape="id32" draw:end-glue-point="2" svg:d="M15250 17300l-44-3601" svg:viewBox="0 0 45 3602">
          <text:p/>
        </draw:connector>
        <draw:custom-shape draw:style-name="gr11" draw:text-style-name="P7" draw:layer="layout" svg:width="0.4cm" svg:height="3.2cm" svg:x="15cm" svg:y="5.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2" xml:id="id33" draw:id="id33" draw:layer="layout" svg:width="4.3cm" svg:height="2.3cm" svg:x="6.4cm" svg:y="14.4cm">
          <text:p text:style-name="P1">?x = ?x10<text:line-break/>?x10 = ?x37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10.7cm" svg:y1="15.55cm" svg:x2="15.228cm" svg:y2="15.499cm" draw:start-shape="id33" draw:start-glue-point="1" draw:end-shape="id34" draw:end-glue-point="0" svg:d="M10700 15550l4528-51" svg:viewBox="0 0 4529 52">
          <text:p/>
        </draw:connector>
      </draw:page>
      <draw:page draw:name="page8" draw:style-name="dp1" draw:master-page-name="Default">
        <draw:custom-shape draw:style-name="gr1" draw:text-style-name="P2" xml:id="id35" draw:id="id35" draw:layer="layout" svg:width="7.3cm" svg:height="1.4cm" svg:x="11.6cm" svg:y="17.3cm">
          <text:p text:style-name="P1">?x37 is made in Jap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xml:id="id36" draw:id="id36" draw:layer="layout" svg:width="12.2cm" svg:height="4.201cm" svg:x="9.106cm" svg:y="9.099cm">
          <text:p text:style-name="P3">rule <text:s text:c="4"/>“CarRule1”</text:p>
          <text:p text:style-name="P3">if <text:s text:c="8"/>“?x38 is inexpensive”</text:p>
          <text:p text:style-name="P3">then <text:s text:c="3"/>“?x38 is made in Japan”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5" draw:layer="layout" svg:width="8.8cm" svg:height="2.111cm" svg:x="10.8cm" svg:y="4.4cm">
          <text:p text:style-name="P4">?x38 is inexpens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xml:id="id38" draw:id="id38" draw:layer="layout" draw:type="line" svg:x1="15.25cm" svg:y1="17.3cm" svg:x2="15.206cm" svg:y2="13.3cm" draw:start-shape="id35" draw:start-glue-point="0" draw:end-shape="id36" draw:end-glue-point="2" svg:d="M15250 17300l-44-4000" svg:viewBox="0 0 45 4001">
          <text:p/>
        </draw:connector>
        <draw:custom-shape draw:style-name="gr5" draw:text-style-name="P7" draw:layer="layout" svg:width="0.4cm" svg:height="2.5cm" svg:x="15cm" svg:y="6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2" xml:id="id37" draw:id="id37" draw:layer="layout" svg:width="4.3cm" svg:height="2.7cm" svg:x="6.4cm" svg:y="14cm">
          <text:p text:style-name="P1">?x = ?x10<text:line-break/>?x10 = ?x37<text:line-break/>?x37 = ?x38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10.7cm" svg:y1="15.35cm" svg:x2="15.228cm" svg:y2="15.3cm" draw:start-shape="id37" draw:start-glue-point="1" draw:end-shape="id38" draw:end-glue-point="0" svg:d="M10700 15350l4528-50" svg:viewBox="0 0 4529 51">
          <text:p/>
        </draw:connector>
      </draw:page>
      <draw:page draw:name="page9" draw:style-name="dp1" draw:master-page-name="Default">
        <draw:custom-shape draw:style-name="gr1" draw:text-style-name="P2" xml:id="id39" draw:id="id39" draw:layer="layout" svg:width="7.3cm" svg:height="1.4cm" svg:x="11.6cm" svg:y="14.983cm">
          <text:p text:style-name="P1">?x38 is inexpens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xml:id="id40" draw:id="id40" draw:layer="layout" svg:width="6.8cm" svg:height="1.501cm" svg:x="11.8cm" svg:y="4.599cm">
          <text:p text:style-name="P3">his-car is inexpens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xml:id="id42" draw:id="id42" draw:layer="layout" draw:type="line" svg:x1="15.25cm" svg:y1="14.983cm" svg:x2="15.2cm" svg:y2="6.1cm" draw:start-shape="id39" draw:start-glue-point="0" draw:end-shape="id40" draw:end-glue-point="2" svg:d="M15250 14983l-50-8883" svg:viewBox="0 0 51 8884">
          <text:p/>
        </draw:connector>
        <draw:custom-shape draw:style-name="gr16" draw:text-style-name="P2" xml:id="id41" draw:id="id41" draw:layer="layout" svg:width="4.7cm" svg:height="3.4cm" svg:x="6cm" svg:y="8.9cm">
          <text:p text:style-name="P1">?x = his-car<text:line-break/>?x10 = his-car<text:line-break/>?x37 = his-car</text:p>
          <text:p text:style-name="P1">?x38 = his-car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10.7cm" svg:y1="10.6cm" svg:x2="15.225cm" svg:y2="10.541cm" draw:start-shape="id41" draw:start-glue-point="1" draw:end-shape="id42" draw:end-glue-point="0" svg:d="M10700 10600l4525-59" svg:viewBox="0 0 4526 60">
          <text:p/>
        </draw:connector>
        <draw:frame draw:style-name="gr17" draw:text-style-name="P12" draw:layer="layout" svg:width="5.658cm" svg:height="0.709cm" svg:x="12.4cm" svg:y="3.7cm">
          <draw:text-box>
            <text:p><text:span text:style-name="T2">ワーキングメモリ</text:span></text:p>
          </draw:text-box>
        </draw:frame>
      </draw:page>
      <draw:page draw:name="page10" draw:style-name="dp1" draw:master-page-name="Default">
        <draw:custom-shape draw:style-name="gr18" draw:text-style-name="P2" xml:id="id43" draw:id="id43" draw:layer="layout" svg:width="7.7cm" svg:height="1.4cm" svg:x="11.4cm" svg:y="14.983cm">
          <text:p text:style-name="P1">?x37 has a VTEC eng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1" xml:id="id44" draw:id="id44" draw:layer="layout" svg:width="8.8cm" svg:height="1.501cm" svg:x="10.8cm" svg:y="4.599cm">
          <text:p text:style-name="P3">his-car has a VTEC eng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xml:id="id46" draw:id="id46" draw:layer="layout" draw:type="line" svg:x1="15.25cm" svg:y1="14.983cm" svg:x2="15.2cm" svg:y2="6.1cm" draw:start-shape="id43" draw:start-glue-point="0" draw:end-shape="id44" draw:end-glue-point="2" svg:d="M15250 14983l-50-8883" svg:viewBox="0 0 51 8884">
          <text:p/>
        </draw:connector>
        <draw:custom-shape draw:style-name="gr20" draw:text-style-name="P2" xml:id="id45" draw:id="id45" draw:layer="layout" svg:width="4.7cm" svg:height="1.3cm" svg:x="6cm" svg:y="9.888cm">
          <text:p text:style-name="P1">?x37 = his-car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10.7cm" svg:y1="10.538cm" svg:x2="15.225cm" svg:y2="10.541cm" draw:start-shape="id45" draw:start-glue-point="1" draw:end-shape="id46" draw:end-glue-point="0" svg:d="M10700 10538l4525 3" svg:viewBox="0 0 4526 4">
          <text:p/>
        </draw:connector>
        <draw:frame draw:style-name="gr17" draw:text-style-name="P12" draw:layer="layout" svg:width="5.658cm" svg:height="0.709cm" svg:x="12.4cm" svg:y="3.7cm">
          <draw:text-box>
            <text:p><text:span text:style-name="T2">ワーキングメモリ</text:span></text:p>
          </draw:text-box>
        </draw:frame>
      </draw:page>
      <draw:page draw:name="page11" draw:style-name="dp1" draw:master-page-name="Default">
        <draw:custom-shape draw:style-name="gr45" draw:text-style-name="P5" xml:id="id47" draw:id="id47" draw:layer="layout" svg:width="10.3cm" svg:height="4.083cm" svg:x="10.083cm" svg:y="12.323cm">
          <text:p text:style-name="P4">?x10 is stylish</text:p>
          <text:p text:style-name="P4">?x10 has several color models</text:p>
          <text:p text:style-name="P4">?x10 has several seats</text:p>
          <text:p text:style-name="P4">?x10 is a wag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" xml:id="id48" draw:id="id48" draw:layer="layout" svg:width="10.1cm" svg:height="4.201cm" svg:x="10.2cm" svg:y="4.599cm">
          <text:p text:style-name="P4">his-car is stylish</text:p>
          <text:p text:style-name="P4">his-car has several color models</text:p>
          <text:p text:style-name="P4">his-car has several seats</text:p>
          <text:p text:style-name="P3">his-car is a wag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xml:id="id50" draw:id="id50" draw:layer="layout" draw:type="line" svg:x1="15.233cm" svg:y1="12.323cm" svg:x2="15.25cm" svg:y2="8.8cm" draw:start-shape="id47" draw:start-glue-point="0" draw:end-shape="id48" draw:end-glue-point="2" svg:d="M15233 12323l17-3523" svg:viewBox="0 0 18 3524">
          <text:p/>
        </draw:connector>
        <draw:custom-shape draw:style-name="gr20" draw:text-style-name="P2" xml:id="id49" draw:id="id49" draw:layer="layout" svg:width="4.7cm" svg:height="1.3cm" svg:x="6cm" svg:y="9.888cm">
          <text:p text:style-name="P1">?x10 = his-car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10.7cm" svg:y1="10.538cm" svg:x2="15.241cm" svg:y2="10.561cm" draw:start-shape="id49" draw:start-glue-point="1" draw:end-shape="id50" draw:end-glue-point="0" svg:d="M10700 10538l4541 23" svg:viewBox="0 0 4542 24">
          <text:p/>
        </draw:connector>
        <draw:frame draw:style-name="gr17" draw:text-style-name="P12" draw:layer="layout" svg:width="5.658cm" svg:height="0.709cm" svg:x="12.4cm" svg:y="3.7cm">
          <draw:text-box>
            <text:p><text:span text:style-name="T2">ワーキングメモリ</text:span></text:p>
          </draw:text-box>
        </draw:frame>
      </draw:page>
      <draw:page draw:name="page12" draw:style-name="dp1" draw:master-page-name="Default">
        <draw:custom-shape draw:style-name="gr47" draw:text-style-name="P35" xml:id="id51" draw:id="id51" draw:layer="layout" svg:width="5.5cm" svg:height="0.8cm" svg:x="21.1cm" svg:y="18.9cm">
          <text:p text:style-name="P34"><text:span text:style-name="T7">?x is anAccord Wag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7" xml:id="id52" draw:id="id52" draw:layer="layout" svg:width="9.346cm" svg:height="4.2cm" svg:x="19.2cm" svg:y="13.3cm">
          <text:p text:style-name="P36"><text:span text:style-name="T7">rule <text:s text:c="4"/>“CarRule11”</text:span></text:p>
          <text:p text:style-name="P36"><text:span text:style-name="T7">if <text:s text:c="8"/>“?x10 is a Honda”</text:span></text:p>
          <text:p text:style-name="P36"><text:span text:style-name="T7"><text:s text:c="11"/>“</text:span><text:span text:style-name="T7">?x10 is stylish”</text:span></text:p>
          <text:p text:style-name="P36"><text:span text:style-name="T7"><text:s text:c="11"/>“</text:span><text:span text:style-name="T7">?x10 has several color models”</text:span></text:p>
          <text:p text:style-name="P36"><text:span text:style-name="T7"><text:s text:c="11"/>“</text:span><text:span text:style-name="T7">?x10 has several seats”</text:span></text:p>
          <text:p text:style-name="P36"><text:span text:style-name="T7"><text:s text:c="11"/>“</text:span><text:span text:style-name="T7">?x10 is a wagon”</text:span></text:p>
          <text:p text:style-name="P36"><text:span text:style-name="T7">then <text:s text:c="3"/>“?x10 is an Accord Wagon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9" xml:id="id59" draw:id="id59" draw:layer="layout" svg:width="7.438cm" svg:height="3.073cm" svg:x="20.162cm" svg:y="9.227cm">
          <text:p text:style-name="P38"><text:span text:style-name="T7">?x10 is a Honda</text:span></text:p>
          <text:p text:style-name="P38"><text:span text:style-name="T7">?x10 is stylish</text:span></text:p>
          <text:p text:style-name="P38"><text:span text:style-name="T7">?x10 has several color models</text:span></text:p>
          <text:p text:style-name="P38"><text:span text:style-name="T7">?x10 has several seats</text:span></text:p>
          <text:p text:style-name="P38"><text:span text:style-name="T7">?x10 is a wag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xml:id="id54" draw:id="id54" draw:layer="layout" draw:type="line" svg:x1="23.85cm" svg:y1="18.9cm" svg:x2="23.873cm" svg:y2="17.5cm" draw:start-shape="id51" draw:start-glue-point="0" draw:end-shape="id52" draw:end-glue-point="2" svg:d="M23850 18900l23-1400" svg:viewBox="0 0 24 1401">
          <text:p/>
        </draw:connector>
        <draw:custom-shape draw:style-name="gr50" draw:text-style-name="P35" xml:id="id53" draw:id="id53" draw:layer="layout" svg:width="2.9cm" svg:height="0.783cm" svg:x="19.5cm" svg:y="17.8cm">
          <text:p text:style-name="P34"><text:span text:style-name="T7">?x = ?x10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22.4cm" svg:y1="18.191cm" svg:x2="23.861cm" svg:y2="18.2cm" draw:start-shape="id53" draw:start-glue-point="1" draw:end-shape="id54" draw:end-glue-point="0" svg:d="M22400 18191l1461 9" svg:viewBox="0 0 1462 10">
          <text:p/>
        </draw:connector>
        <draw:custom-shape draw:style-name="gr51" draw:text-style-name="P35" xml:id="id55" draw:id="id55" draw:layer="layout" svg:width="4cm" svg:height="0.8cm" svg:x="13.939cm" svg:y="13.221cm">
          <text:p text:style-name="P34"><text:span text:style-name="T7">?x10 is a Hond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7" xml:id="id56" draw:id="id56" draw:layer="layout" svg:width="8.031cm" svg:height="2.5cm" svg:x="11.9cm" svg:y="9.8cm">
          <text:p text:style-name="P36"><text:span text:style-name="T7">rule <text:s text:c="4"/>“CarRule7”</text:span></text:p>
          <text:p text:style-name="P36"><text:span text:style-name="T7">if <text:s text:c="8"/>“?x37 is made in Japan”</text:span></text:p>
          <text:p text:style-name="P36"><text:span text:style-name="T8"><text:s text:c="11"/>“</text:span><text:span text:style-name="T8">?x37 </text:span><text:span text:style-name="T7">has a VTEC engine”</text:span></text:p>
          <text:p text:style-name="P36"><text:span text:style-name="T7">then <text:s text:c="3"/>“?x37 is a Honda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xml:id="id58" draw:id="id58" draw:layer="layout" draw:type="line" svg:x1="15.939cm" svg:y1="13.221cm" svg:x2="15.915cm" svg:y2="12.3cm" draw:start-shape="id55" draw:start-glue-point="0" draw:end-shape="id56" draw:end-glue-point="2" svg:d="M15939 13221l-24-921" svg:viewBox="0 0 25 922">
          <text:p/>
        </draw:connector>
        <draw:custom-shape draw:style-name="gr53" draw:text-style-name="P39" xml:id="id60" draw:id="id60" draw:layer="layout" svg:width="6.042cm" svg:height="0.8cm" svg:x="12.9cm" svg:y="7.502cm">
          <text:p text:style-name="P38"><text:span text:style-name="T8">?x37 h</text:span><text:span text:style-name="T7">as a VTEC eng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5" xml:id="id57" draw:id="id57" draw:layer="layout" svg:width="3.2cm" svg:height="1.401cm" draw:transform="skewX (0.00628318530717959) rotate (0.00610865238198015) translate (8.4cm 12.1cm)">
          <text:p text:style-name="P34"><text:span text:style-name="T7">?x = ?x10</text:span><text:span text:style-name="T7"><text:line-break/></text:span><text:span text:style-name="T7">?x10 = ?x37</text:span></text:p>
          <draw:enhanced-geometry svg:viewBox="0 0 21600 21600" draw:type="rectangle" draw:enhanced-path="M 0 0 L 21600 0 21600 21600 0 21600 0 0 Z N"/>
        </draw:custom-shape>
        <draw:connector draw:style-name="gr55" draw:text-style-name="P6" draw:layer="layout" svg:x1="19.2cm" svg:y1="15.4cm" svg:x2="15.939cm" svg:y2="14.021cm" draw:start-shape="id52" draw:start-glue-point="3" draw:end-shape="id55" draw:end-glue-point="2" svg:d="M19200 15400h-3261v-1379" svg:viewBox="0 0 3262 1380">
          <text:p/>
        </draw:connector>
        <draw:connector draw:style-name="gr7" draw:text-style-name="P6" draw:layer="layout" draw:type="line" svg:x1="11.6cm" svg:y1="12.78cm" svg:x2="15.927cm" svg:y2="12.76cm" draw:start-shape="id57" draw:start-glue-point="1" draw:end-shape="id58" draw:end-glue-point="0" svg:d="M11600 12780l4327-20" svg:viewBox="0 0 4328 21">
          <text:p/>
        </draw:connector>
        <draw:custom-shape draw:style-name="gr56" draw:text-style-name="P35" xml:id="id61" draw:id="id61" draw:layer="layout" svg:width="5.161cm" svg:height="0.726cm" svg:x="6.461cm" svg:y="9cm">
          <text:p text:style-name="P34"><text:span text:style-name="T7">?x37 is made in Jap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7" xml:id="id62" draw:id="id62" draw:layer="layout" svg:width="7.305cm" svg:height="2cm" svg:x="5.4cm" svg:y="6.3cm">
          <text:p text:style-name="P36"><text:span text:style-name="T7">rule <text:s text:c="4"/>“CarRule1”</text:span></text:p>
          <text:p text:style-name="P36"><text:span text:style-name="T7">if <text:s text:c="8"/>“?x38 is inexpensive”</text:span></text:p>
          <text:p text:style-name="P36"><text:span text:style-name="T7">then <text:s text:c="3"/>“?x38 is made in Japan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8" draw:text-style-name="P6" draw:layer="layout" draw:type="line" svg:x1="23.873cm" svg:y1="13.3cm" svg:x2="23.881cm" svg:y2="12.3cm" draw:start-shape="id52" draw:start-glue-point="0" draw:end-shape="id59" draw:end-glue-point="2" svg:d="M23873 13300l8-1000" svg:viewBox="0 0 9 1001">
          <text:p/>
        </draw:connector>
        <draw:connector draw:style-name="gr58" draw:text-style-name="P6" draw:layer="layout" draw:type="line" svg:x1="15.915cm" svg:y1="9.8cm" svg:x2="15.921cm" svg:y2="8.302cm" draw:start-shape="id56" draw:start-glue-point="0" draw:end-shape="id60" draw:end-glue-point="2" svg:d="M15915 9800l6-1498" svg:viewBox="0 0 7 1499">
          <text:p/>
        </draw:connector>
        <draw:connector draw:style-name="gr55" draw:text-style-name="P6" draw:layer="layout" svg:x1="11.9cm" svg:y1="11.05cm" svg:x2="9.041cm" svg:y2="9.726cm" draw:start-shape="id56" draw:start-glue-point="3" draw:end-shape="id61" draw:end-glue-point="2" svg:d="M11900 11050h-2859v-1324" svg:viewBox="0 0 2860 1325">
          <text:p/>
        </draw:connector>
        <draw:connector draw:style-name="gr4" draw:text-style-name="P6" xml:id="id64" draw:id="id64" draw:layer="layout" draw:type="line" svg:x1="9.041cm" svg:y1="9cm" svg:x2="9.052cm" svg:y2="8.3cm" draw:start-shape="id61" draw:start-glue-point="0" draw:end-shape="id62" draw:end-glue-point="2" svg:d="M9041 9000l11-700" svg:viewBox="0 0 12 701">
          <text:p/>
        </draw:connector>
        <draw:custom-shape draw:style-name="gr59" draw:text-style-name="P35" xml:id="id63" draw:id="id63" draw:layer="layout" svg:width="3.2cm" svg:height="2cm" svg:x="2cm" svg:y="7.7cm">
          <text:p text:style-name="P34"><text:span text:style-name="T7">?x = ?x10</text:span><text:span text:style-name="T7"><text:line-break/></text:span><text:span text:style-name="T7">?x10 = ?x37</text:span><text:span text:style-name="T7"><text:line-break/></text:span><text:span text:style-name="T7">?x37 = ?x38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5.2cm" svg:y1="8.7cm" svg:x2="9.046cm" svg:y2="8.65cm" draw:start-shape="id63" draw:start-glue-point="1" draw:end-shape="id64" draw:end-glue-point="0" svg:d="M5200 8700l3846-50" svg:viewBox="0 0 3847 51">
          <text:p/>
        </draw:connector>
        <draw:custom-shape draw:style-name="gr60" draw:text-style-name="P39" xml:id="id65" draw:id="id65" draw:layer="layout" svg:width="5.001cm" svg:height="0.911cm" svg:x="6.578cm" svg:y="4.489cm">
          <text:p text:style-name="P38"><text:span text:style-name="T7">?x38 is inexpens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1" draw:text-style-name="P6" draw:layer="layout" draw:type="line" svg:x1="9.052cm" svg:y1="6.3cm" svg:x2="9.078cm" svg:y2="5.4cm" draw:start-shape="id62" draw:start-glue-point="0" draw:end-shape="id65" draw:end-glue-point="2" svg:d="M9052 6300l26-900" svg:viewBox="0 0 27 901">
          <text:p/>
        </draw:connector>
        <draw:custom-shape draw:style-name="gr62" draw:text-style-name="P37" xml:id="id66" draw:id="id66" draw:layer="layout" svg:width="5.299cm" svg:height="0.9cm" svg:x="6.401cm" svg:y="2.9cm">
          <text:p text:style-name="P36"><text:span text:style-name="T7">his-car is inexpens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xml:id="id68" draw:id="id68" draw:layer="layout" draw:type="line" svg:x1="9.078cm" svg:y1="4.489cm" svg:x2="9.05cm" svg:y2="3.8cm" draw:start-shape="id65" draw:start-glue-point="0" draw:end-shape="id66" draw:end-glue-point="2" svg:d="M9078 4489l-28-689" svg:viewBox="0 0 29 690">
          <text:p/>
        </draw:connector>
        <draw:custom-shape draw:style-name="gr63" draw:text-style-name="P35" xml:id="id67" draw:id="id67" draw:layer="layout" svg:width="3.8cm" svg:height="2.7cm" svg:x="1.5cm" svg:y="2.794cm">
          <text:p text:style-name="P34"><text:span text:style-name="T7">?x = his-car</text:span><text:span text:style-name="T7"><text:line-break/></text:span><text:span text:style-name="T7">?x10 = his-car</text:span><text:span text:style-name="T7"><text:line-break/></text:span><text:span text:style-name="T7">?x37 = his-car</text:span></text:p>
          <text:p text:style-name="P34"><text:span text:style-name="T7">?x38 = his-car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5.3cm" svg:y1="4.144cm" svg:x2="9.064cm" svg:y2="4.144cm" draw:start-shape="id67" draw:start-glue-point="1" draw:end-shape="id68" draw:end-glue-point="0" svg:d="M5300 4144h3764" svg:viewBox="0 0 3765 1">
          <text:p/>
        </draw:connector>
        <draw:custom-shape draw:style-name="gr64" draw:text-style-name="P37" xml:id="id69" draw:id="id69" draw:layer="layout" svg:width="6.4cm" svg:height="0.901cm" svg:x="12.7cm" svg:y="2.899cm">
          <text:p text:style-name="P36"><text:span text:style-name="T7">his-car has a VTEC eng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xml:id="id72" draw:id="id72" draw:layer="layout" draw:type="line" svg:x1="15.921cm" svg:y1="7.502cm" svg:x2="15.9cm" svg:y2="3.8cm" draw:start-shape="id60" draw:start-glue-point="0" draw:end-shape="id69" draw:end-glue-point="2" svg:d="M15921 7502l-21-3702" svg:viewBox="0 0 22 3703">
          <text:p/>
        </draw:connector>
        <draw:custom-shape draw:style-name="gr65" draw:text-style-name="P35" xml:id="id70" draw:id="id70" draw:layer="layout" svg:width="3.7cm" svg:height="0.6cm" svg:x="11.7cm" svg:y="5.334cm">
          <text:p text:style-name="P34"><text:span text:style-name="T7">?x37 = his-car</text:span></text:p>
          <draw:enhanced-geometry svg:viewBox="0 0 21600 21600" draw:type="rectangle" draw:enhanced-path="M 0 0 L 21600 0 21600 21600 0 21600 0 0 Z N"/>
        </draw:custom-shape>
        <draw:connector draw:style-name="gr66" draw:text-style-name="P6" xml:id="id71" draw:id="id71" draw:layer="layout" draw:type="line" svg:x1="15.4cm" svg:y1="5.634cm" svg:x2="15.4cm" svg:y2="5.634cm" draw:start-shape="id70" draw:start-glue-point="1" draw:end-shape="id70" draw:end-glue-point="1" svg:d="M15400 5634z" svg:viewBox="0 0 1 1">
          <text:p/>
        </draw:connector>
        <draw:connector draw:style-name="gr7" draw:text-style-name="P6" draw:layer="layout" draw:type="line" svg:x1="15.4cm" svg:y1="5.634cm" svg:x2="15.91cm" svg:y2="5.651cm" draw:start-shape="id71" draw:start-glue-point="0" draw:end-shape="id72" draw:end-glue-point="0" svg:d="M15400 5634l510 17" svg:viewBox="0 0 511 18">
          <text:p/>
        </draw:connector>
        <draw:custom-shape draw:style-name="gr67" draw:text-style-name="P39" xml:id="id73" draw:id="id73" draw:layer="layout" svg:width="7.8cm" svg:height="2.8cm" svg:x="19.935cm" svg:y="2.833cm">
          <text:p text:style-name="P38"><text:span text:style-name="T7">his-car is stylish</text:span></text:p>
          <text:p text:style-name="P38"><text:span text:style-name="T7">his-car has several color models</text:span></text:p>
          <text:p text:style-name="P38"><text:span text:style-name="T7">his-car has several seats</text:span></text:p>
          <text:p text:style-name="P36"><text:span text:style-name="T7">his-car is a wag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xml:id="id75" draw:id="id75" draw:layer="layout" draw:type="line" svg:x1="23.881cm" svg:y1="9.227cm" svg:x2="23.835cm" svg:y2="5.633cm" draw:start-shape="id59" draw:start-glue-point="0" draw:end-shape="id73" draw:end-glue-point="2" svg:d="M23881 9227l-46-3594" svg:viewBox="0 0 47 3595">
          <text:p/>
        </draw:connector>
        <draw:frame draw:style-name="gr17" draw:text-style-name="P40" draw:layer="layout" svg:width="5.658cm" svg:height="0.709cm" svg:x="6.4cm" svg:y="2.153cm">
          <draw:text-box>
            <text:p text:style-name="P34"><text:span text:style-name="T7">ワーキングメモリ</text:span></text:p>
          </draw:text-box>
        </draw:frame>
        <draw:frame draw:style-name="gr17" draw:text-style-name="P40" draw:layer="layout" svg:width="5.658cm" svg:height="0.709cm" svg:x="13.1cm" svg:y="2.091cm">
          <draw:text-box>
            <text:p text:style-name="P34"><text:span text:style-name="T7">ワーキングメモリ</text:span></text:p>
          </draw:text-box>
        </draw:frame>
        <draw:frame draw:style-name="gr17" draw:text-style-name="P40" draw:layer="layout" svg:width="5.658cm" svg:height="0.709cm" svg:x="21cm" svg:y="2.1cm">
          <draw:text-box>
            <text:p text:style-name="P34"><text:span text:style-name="T7">ワーキングメモリ</text:span></text:p>
          </draw:text-box>
        </draw:frame>
        <draw:custom-shape draw:style-name="gr68" draw:text-style-name="P35" xml:id="id74" draw:id="id74" draw:layer="layout" svg:width="3.6cm" svg:height="0.8cm" svg:x="19.349cm" svg:y="7.033cm">
          <text:p text:style-name="P34"><text:span text:style-name="T7">?x10 = his-car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22.949cm" svg:y1="7.433cm" svg:x2="23.858cm" svg:y2="7.43cm" draw:start-shape="id74" draw:start-glue-point="1" draw:end-shape="id75" draw:end-glue-point="0" svg:d="M22949 7433l909-3" svg:viewBox="0 0 910 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Hiragino Mincho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Hiragino Mincho ProN" style:font-family-asian="'Hiragino Mincho ProN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11-13T14:57:28.539799364</meta:creation-date>
    <dc:date>2019-11-14T15:02:58.589610168</dc:date>
    <meta:editing-duration>PT2H58M21S</meta:editing-duration>
    <meta:editing-cycles>2</meta:editing-cycles>
    <meta:generator>LibreOffice/6.3.3.2$MacOSX_X86_64 LibreOffice_project/a64200df03143b798afd1ec74a12ab50359878ed</meta:generator>
    <meta:document-statistic meta:object-count="135"/>
  </office:meta>
</office:document-meta>
</file>